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d0a" officeooo:paragraph-rsid="0005cd0a"/>
    </style:style>
    <style:style style:name="P2" style:family="paragraph" style:parent-style-name="Standard">
      <style:text-properties officeooo:rsid="0005cd0a" officeooo:paragraph-rsid="00073cb4"/>
    </style:style>
    <style:style style:name="T1" style:family="text">
      <style:text-properties officeooo:rsid="00019076"/>
    </style:style>
    <style:style style:name="T2" style:family="text">
      <style:text-properties officeooo:rsid="0001d448"/>
    </style:style>
    <style:style style:name="T3" style:family="text">
      <style:text-properties officeooo:rsid="00033b63"/>
    </style:style>
    <style:style style:name="T4" style:family="text">
      <style:text-properties officeooo:rsid="0004357b"/>
    </style:style>
    <style:style style:name="T5" style:family="text">
      <style:text-properties officeooo:rsid="00073c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PDATE user SET authentication_string=PASSWORD('<text:span text:style-name="T1">animesh</text:span>') WHERE User='root';GRANT ALL PRIVILEGES ON *.* TO 'root'@'localhost' IDENTIFIED BY '<text:span text:style-name="T2">animesh</text:span>' WITH GRANT OPTION;</text:p>
      <text:p text:style-name="Standard"/>
      <text:p text:style-name="Standard"/>
      <text:p text:style-name="Standard"/>
      <text:p text:style-name="Standard">GRANT ALL PRIVILEGES ON *.* TO 'root'@'localhost' IDENTIFIED BY 'animesh' WITH GRANT OPTION; <text:s text:c="25"/><text:a xlink:type="simple" xlink:href="mailto:Animesh@10031998" text:style-name="Internet_20_link" text:visited-style-name="Visited_20_Internet_20_Link"><text:span text:style-name="T3">Animesh@10031998</text:span></text:a><text:span text:style-name="T3"> <text:s text:c="21"/></text:span><text:span text:style-name="T4">animeshsuryawanshi</text:span></text:p>
      <text:p text:style-name="Standard"/>
      <text:p text:style-name="Standard"/>
      <text:p text:style-name="Standard"/>
      <text:p text:style-name="P1"><text:a xlink:type="simple" xlink:href="mailto:Animesh@10031998" text:style-name="Internet_20_link" text:visited-style-name="Visited_20_Internet_20_Link">Animesh@10031998</text:a></text:p>
      <text:p text:style-name="P1"/>
      <text:p text:style-name="P1"/>
      <text:p text:style-name="P1">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</text:p>
      <text:p text:style-name="P1"/>
      <text:p text:style-name="P1"/>
      <text:p text:style-name="P1"/>
      <text:p text:style-name="P1"/>
      <text:p text:style-name="P1"/>
      <text:p text:style-name="P2">git push https://<text:span text:style-name="T5">animeshsuryawanshi</text:span>: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@github.com/<text:span text:style-name="T5">animeshsuryawanshi</text:span>/<text:span text:style-name="T5">sms</text:span>.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1T10:44:22.053079753</meta:creation-date>
    <dc:date>2024-05-11T17:15:30.007807826</dc:date>
    <meta:editing-duration>PT6M21S</meta:editing-duration>
    <meta:editing-cycles>1</meta:editing-cycles>
    <meta:document-statistic meta:table-count="0" meta:image-count="0" meta:object-count="0" meta:page-count="1" meta:paragraph-count="5" meta:word-count="38" meta:character-count="512" meta:non-whitespace-character-count="433"/>
    <meta:generator>LibreOffice/6.4.7.2$Linux_X86_64 LibreOffice_project/40$Build-2</meta:generator>
  </office:meta>
</office:document-meta>
</file>